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6.69236in" svg:height="3.76389in" style:rel-width="scale" style:rel-height="scale"><draw:image xlink:href="media/image1.png" xlink:type="simple" xlink:show="embed" xlink:actuate="onLoad"/><svg:title/><svg:desc>Изображение выглядит как текст, снимок экрана, программное обеспечение, Значок на компьютере

Автоматически созданное описание</svg:desc></draw:frame><draw:frame draw:style-name="a1" draw:name="Рисунок 2" text:anchor-type="as-char" svg:x="0in" svg:y="0in" svg:width="6.69236in" svg:height="3.76389in" style:rel-width="scale" style:rel-height="scale"><draw:image xlink:href="media/image2.png" xlink:type="simple" xlink:show="embed" xlink:actuate="onLoad"/><svg:title/><svg:desc>Изображение выглядит как текст, снимок экрана, программное обеспечение, Значок на компьютере

Автоматически созданное описание</svg:desc></draw:frame><text:soft-page-break/><draw:frame draw:style-name="a2" draw:name="Рисунок 3" text:anchor-type="as-char" svg:x="0in" svg:y="0in" svg:width="6.69236in" svg:height="3.76389in" style:rel-width="scale" style:rel-height="scale"><draw:image xlink:href="media/image3.png" xlink:type="simple" xlink:show="embed" xlink:actuate="onLoad"/><svg:title/><svg:desc>Изображение выглядит как текст, программное обеспечение, Значок на компьютере, Мультимедийное программное обеспечение

Автоматически созданное описание</svg:desc></draw:frame><draw:frame draw:style-name="a3" draw:name="Рисунок 4" text:anchor-type="as-char" svg:x="0in" svg:y="0in" svg:width="6.69236in" svg:height="3.76389in" style:rel-width="scale" style:rel-height="scale"><draw:image xlink:href="media/image4.png" xlink:type="simple" xlink:show="embed" xlink:actuate="onLoad"/><svg:title/><svg:desc>Изображение выглядит как текст, снимок экрана, программное обеспечение, Значок на компьютере

Автоматически созданное описание</svg:desc></draw:frame><text:soft-page-break/><draw:frame draw:style-name="a4" draw:name="Рисунок 5" text:anchor-type="as-char" svg:x="0in" svg:y="0in" svg:width="6.69236in" svg:height="3.76389in" style:rel-width="scale" style:rel-height="scale"><draw:image xlink:href="media/image5.png" xlink:type="simple" xlink:show="embed" xlink:actuate="onLoad"/><svg:title/><svg:desc>Изображение выглядит как текст, снимок экрана, программное обеспечение, Значок на компьютере

Автоматически созданное описание</svg:desc></draw:frame><draw:frame draw:style-name="a5" draw:name="Рисунок 6" text:anchor-type="as-char" svg:x="0in" svg:y="0in" svg:width="6.69236in" svg:height="3.76389in" style:rel-width="scale" style:rel-height="scale"><draw:image xlink:href="media/image6.png" xlink:type="simple" xlink:show="embed" xlink:actuate="onLoad"/><svg:title/><svg:desc>Изображение выглядит как текст, снимок экрана, программное обеспечение, Мультимедийное программное обеспечение

Автоматически созданное описание</svg:desc></draw:frame><text:soft-page-break/><draw:frame draw:style-name="a6" draw:name="Рисунок 7" text:anchor-type="as-char" svg:x="0in" svg:y="0in" svg:width="6.69236in" svg:height="3.76389in" style:rel-width="scale" style:rel-height="scale"><draw:image xlink:href="media/image7.png" xlink:type="simple" xlink:show="embed" xlink:actuate="onLoad"/><svg:title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Ганина Ульяна Васильевна</dc:creator>
    <meta:creation-date>2024-12-19T10:43:00Z</meta:creation-date>
    <dc:date>2024-12-19T10:43:00Z</dc: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4" meta:paragraph-count="1" meta:word-count="1" meta:character-count="7" meta:row-count="1" meta:non-whitespace-character-count="7"/>
  </office:meta>
</office:document-meta>
</file>